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4">၃။ <text:span text:style-name="T25">လစာဝင်ငွေ စုစုပေါင်း</text:span>စာတိုင်တွင် လအလိုက် ရရှိသည့် လစာ</text:p>
            <text:p text:style-name="P64">နှင့်အခြား ထုတ်ပေးငွေများ ပေါင်း၍ ဖြည့်သွင်းရန် ဖြစ်ပါသည်။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<text:soft-page-break/>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4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19:56.965000000</dc:date>
    <meta:editing-duration>P1DT21H51M58S</meta:editing-duration>
    <meta:editing-cycles>1053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